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fo:font-weight="bold" officeooo:rsid="0003a3b9" officeooo:paragraph-rsid="0003a3b9" style:font-size-asian="12.25pt" style:font-weight-asian="bold" style:font-size-complex="14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1pt" fo:font-weight="bold" officeooo:rsid="0003a3b9" officeooo:paragraph-rsid="0003a3b9" style:font-size-asian="9.60000038146973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u Mini-projet1 de 3800028 et 28602627</text:p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1T12:02:11.896364364</dc:date>
    <meta:editing-duration>PT1M17S</meta:editing-duration>
    <meta:editing-cycles>1</meta:editing-cycles>
    <meta:document-statistic meta:table-count="0" meta:image-count="0" meta:object-count="0" meta:page-count="1" meta:paragraph-count="1" meta:word-count="7" meta:character-count="46" meta:non-whitespace-character-count="40"/>
    <meta:generator>LibreOffice/6.1.5.2$Linux_AARCH64 LibreOffice_project/10$Build-2</meta:generator>
  </office:meta>
</office:document-meta>
</file>